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685" officeooo:paragraph-rsid="0000d685"/>
    </style:style>
    <style:style style:name="T1" style:family="text">
      <style:text-properties officeooo:rsid="00026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GIT <text:span text:style-name="T1">shhh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19:35.165235185</meta:creation-date>
    <dc:date>2017-09-15T11:40:47.255982556</dc:date>
    <meta:editing-duration>PT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